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2000002ED44698F8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ansSerif" svg:font-family="SansSerif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SansSerif"/>
    </style:style>
    <style:style style:name="P2" style:family="paragraph" style:parent-style-name="Standard">
      <style:paragraph-properties>
        <style:tab-stops>
          <style:tab-stop style:position="6.191cm"/>
        </style:tab-stops>
      </style:paragraph-properties>
      <style:text-properties style:font-name="SansSerif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2" text:anchor-type="paragraph" svg:x="0.111cm" svg:y="-0.011cm" svg:width="15.714cm" svg:height="19.816cm" draw:z-index="0"><draw:image xlink:href="Pictures/1000020100000252000002ED44698F8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Auteur:<text:tab/>Jean Pierre Charras</text:p>
      <text:p text:style-name="P2">Version programme:<text:tab/>février 2010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ansSerif" svg:font-family="SansSerif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3.175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05-07-07T17:46:53</meta:creation-date>
    <dc:date>2010-02-27T22:50:03.65</dc:date>
    <dc:language>es-ES</dc:language>
    <meta:editing-cycles>8</meta:editing-cycles>
    <meta:editing-duration>PT00H17M07S</meta:editing-duration>
    <meta:document-statistic meta:table-count="0" meta:image-count="1" meta:object-count="0" meta:page-count="1" meta:paragraph-count="2" meta:word-count="8" meta:character-count="58"/>
    <meta:user-defined meta:name="Info 1"/>
    <meta:user-defined meta:name="Info 2"/>
    <meta:user-defined meta:name="Info 3"/>
    <meta:user-defined meta:name="Info 4"/>
  </office:meta>
</office:document-meta>
</file>